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 fo:padding="0cm" fo:border-left="none" fo:border-right="none" fo:border-top="0.002cm solid #000000" fo:border-bottom="none" style:shadow="none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0pt" style:text-underline-style="none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text-position="0% 100%" style:font-name="Times New Roman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domande sono ordinate alfabeticamente in base alla parte iniziale del quesito posto.</text:p>
      <text:list text:style-name="L1">
        <text:list-header>
          <text:p text:style-name="P3"/>
        </text:list-header>
        <text:list-item>
          <text:p text:style-name="P4">Condensatori e induttori in parallelo in condizione di risonanza <text:span text:style-name="T5">a regime non scambiano con il resto della rete alcuna forma di potenza.</text:span></text:p>
        </text:list-item>
        <text:list-item>
          <text:p text:style-name="P4">Dalla legge delle correnti si può evincere che <text:span text:style-name="T5">la somma delle correnti ad un qualsiasi nodo di un circuito è sempre nulla.</text:span></text:p>
        </text:list-item>
        <text:list-item>
          <text:p text:style-name="P4">Dovendo inserire un sistema trifase di condensatori di rifasamento è più vantaggioso <text:span text:style-name="T5">inserirli collegati a stella.</text:span></text:p>
        </text:list-item>
        <text:list-item>
          <text:p text:style-name="P4">Due bipoli collegati tra di loro ad un nodo di ordine 2 sono <text:span text:style-name="T5">in serie.</text:span></text:p>
        </text:list-item>
        <text:list-item>
          <text:p text:style-name="P4">Gli elementi appartenenti alla diagonale principale della matrice delle conduttanze ai nodi [<text:span text:style-name="T7">G</text:span><text:span text:style-name="T6">t</text:span>] sono <text:span text:style-name="T5">sempre positivi.</text:span></text:p>
        </text:list-item>
        <text:list-item>
          <text:p text:style-name="P4">Gli elementi appartenenti alla diagonale principale della matrice di resistenze d'anello [<text:span text:style-name="T7">R</text:span><text:span text:style-name="T6">t</text:span>] di un circuito passivo sono <text:span text:style-name="T5">sempre positivi.</text:span></text:p>
        </text:list-item>
        <text:list-item>
          <text:p text:style-name="P4">Gli elementi non appartenenti alla diagonale principale della matrice di resistenze d'anello [<text:span text:style-name="T7">R</text:span><text:span text:style-name="T6">t</text:span>] di un circuito passivo sono <text:span text:style-name="T5">sempre negativi.</text:span></text:p>
        </text:list-item>
        <text:list-item>
          <text:p text:style-name="P4">I bipoli di circuito aperto sono definiti <text:span text:style-name="T5">su base tensione.</text:span></text:p>
        </text:list-item>
        <text:list-item>
          <text:p text:style-name="P4">I generatori ideali di corrente disattivati si riducono a <text:span text:style-name="T5">bipoli di circuito aperto.</text:span></text:p>
        </text:list-item>
        <text:list-item>
          <text:p text:style-name="P4">I generatori ideali di tensione disattivati si riducono a <text:span text:style-name="T5">bipoli di corto circuito.</text:span></text:p>
        </text:list-item>
        <text:list-item>
          <text:p text:style-name="P4">I generatori reali di corrente <text:span text:style-name="T5">hanno una piccola conduttanza interna.</text:span></text:p>
        </text:list-item>
        <text:list-item>
          <text:p text:style-name="P4">I generatori reali di tensione <text:span text:style-name="T5">hanno una piccola resistenza interna.</text:span></text:p>
        </text:list-item>
        <text:list-item>
          <text:p text:style-name="P4">I versi di riferimento delle variabili descrittive di ciascun componente circuitale <text:span text:style-name="T5">è opportuno che si fissino tutte mediante un'unica convenzione.</text:span></text:p>
        </text:list-item>
        <text:list-item>
          <text:p text:style-name="P4">Il bipolo equivalente di Thevenin <text:span text:style-name="T5">ammette l'equivalente di Norton solo se la resistenza equivalente è diversa da zero. </text:span></text:p>
        </text:list-item>
        <text:list-item>
          <text:p text:style-name="P4">Il condensatore è caratterizzato da una reattanza <text:span text:style-name="T5">negativa.</text:span></text:p>
        </text:list-item>
        <text:list-item>
          <text:p text:style-name="P4">Il condensatore è caratterizzato da una suscettanza <text:span text:style-name="T5">positiva.</text:span></text:p>
        </text:list-item>
        <text:list-item>
          <text:p text:style-name="P4">Il condensatore è un componente <text:span text:style-name="T5">con memoria.</text:span></text:p>
        </text:list-item>
        <text:list-item>
          <text:p text:style-name="P4">Il fasore che rappresenta una grandezza sinusoidale ne contiene i seguenti parametri: <text:span text:style-name="T5">ampiezza (o valore efficace) e fase.</text:span></text:p>
        </text:list-item>
        <text:list-item>
          <text:p text:style-name="P4">Il fattore di potenza è <text:span text:style-name="T5">il coseno dello sfasamento tra tensione e corrente relative ad un qualunque bipolo in regime sinusoidale permanente.</text:span></text:p>
          <text:p text:style-name="P7">Alzi la mano chi ha risposto "un contadino della Basilicata"!!!</text:p>
        </text:list-item>
        <text:list-item>
          <text:p text:style-name="P4">Il generatore ideale di tensione <text:span text:style-name="T5">è definito solo su base corrente.</text:span></text:p>
        </text:list-item>
        <text:list-item>
          <text:p text:style-name="P4">Il metodo dei fasori rappresentativi delle grandezze sinusoidali (trasformata di Steinmetz) si utilizza per <text:span text:style-name="T5">ricavare le risposte a regime di circuiti alimentati da generatori sinusoidali isofrequenziali.</text:span></text:p>
        </text:list-item>
        <text:list-item>
          <text:p text:style-name="P4">Il metodo della trasformata di Laplace è vantaggioso quando particolarmente <text:span text:style-name="T5">l'ingresso è costituito da una funzione del tempo continua a tratti e/o con derivate continue a tratti.</text:span></text:p>
        </text:list-item>
        <text:list-item>
          <text:p text:style-name="P4">Il modulo della potenza complessa si misura in <text:span text:style-name="T5">voltampere (VA).</text:span></text:p>
        </text:list-item>
        <text:list-item>
          <text:p text:style-name="P4">Il principio che sottende la pratica del rifasamento è <text:span text:style-name="T5">minimizzare la potenza reattiva in gioco.</text:span></text:p>
        </text:list-item>
        <text:list-item>
          <text:p text:style-name="P4">Il principio fondamentale dell'analisi ai nodi è (n = numero di nodi totale del circuito) <text:span text:style-name="T5">l'applicazione della legge di Kirchhoff delle correnti ad n - 1 nodi.</text:span></text:p>
        </text:list-item>
        <text:list-item>
          <text:p text:style-name="P4">Il resistore è un componente <text:span text:style-name="T5">passivo, dissipativo.</text:span></text:p>
        </text:list-item>
        <text:list-item>
          <text:p text:style-name="P4">Il resistore ideale è un bipolo <text:span text:style-name="T5">definito sia su base corrente che tensione.</text:span></text:p>
        </text:list-item>
        <text:list-item>
          <text:p text:style-name="P4">Il teorema di Norton si applica <text:span text:style-name="T5">a qualunque bipolo definito su base tensione.</text:span></text:p>
        </text:list-item>
        <text:list-item>
          <text:p text:style-name="P4">Il teorema di Thevenin si può applicare <text:span text:style-name="T5">a qualunque bipolo definito su base corrente.</text:span></text:p>
        </text:list-item>
        <text:list-item>
          <text:p text:style-name="P4">Il triangolo delle potenze <text:span text:style-name="T5">è utile perchè rappresenta un legame tra le grandezze che interessano la potenza per un qualsiasi bipolo in regime sinusoidale permanente.</text:span></text:p>
        </text:list-item>
        <text:list-item>
          <text:p text:style-name="P4">In certi istanti un componente passivo <text:span text:style-name="T5">può erogare potenza se conservativo.</text:span></text:p>
        </text:list-item>
        <text:list-item>
          <text:p text:style-name="P4">In quale caso è possibile realizzare un sistema trifase con neutro? <text:span text:style-name="T5">nel sistema stella-stella.</text:span></text:p>
        </text:list-item>
        <text:list-item>
          <text:p text:style-name="P4">In un carico completamente rifasato a regime <text:span text:style-name="T5">la potenza reattiva viene scambiata solo tra il carico e il sistema di rifasamento.</text:span></text:p>
        </text:list-item>
        <text:list-item>
          <text:p text:style-name="P4">In un partitore di corrente le correnti si dividono in modo <text:span text:style-name="T5">direttamente proporzionale alle conduttanze del partitore</text:span></text:p>
        </text:list-item>
        <text:list-item>
          <text:p text:style-name="P4">In un partitore di tensione le tensioni si dividono in modo <text:span text:style-name="T5">direttamente proporzionale alle resistenze del partitore.</text:span></text:p>
        </text:list-item>
        <text:list-item>
          <text:p text:style-name="P4">L'accezione più generale del concetto di impedenza elettrica è <text:span text:style-name="T5">un numero complesso, dipendente dalla omega, ottenuto dal rapporto tra fasore di una tensione e quello di una corrente.</text:span></text:p>
        </text:list-item>
        <text:list-item>
          <text:p text:style-name="P4">L'analisi circuitale mediante la trasformata di Laplace consente di calcolare <text:span text:style-name="T5">una qualunque risposta completa di un circuito dinamico.</text:span></text:p>
        </text:list-item>
        <text:list-item>
          <text:p text:style-name="P4">L'impedenza è un numero complesso <text:span text:style-name="T5">costante per un bipolo assegnato.</text:span></text:p>
        </text:list-item>
        <text:list-item>
          <text:p text:style-name="P4">L'induttore è un componente la cui proprietà specifica è <text:span text:style-name="T5">l'induttanza.</text:span></text:p>
        </text:list-item>
        <text:list-item>
          <text:p text:style-name="P4">La componente transitoria della risposta di un circuito passivo dinamico dipende <text:span text:style-name="T5">solo dallo stato iniziale.</text:span></text:p>
        </text:list-item>
        <text:list-item>
          <text:p text:style-name="P4">La convenzione degli utilizzatori stabilisce che <text:span text:style-name="T5">la corrente positiva va dal potenziale più elevato a quello più basso. </text:span></text:p>
        </text:list-item>
        <text:list-item>
          <text:p text:style-name="P4">La derivata di una variabile sinusoidale è rappresentata da <text:span text:style-name="T5">il fasore della variabile originale moltiplicato per la pulsazione e per l'unità immaginaria.</text:span></text:p>
        </text:list-item>
        <text:list-item>
          <text:p text:style-name="P4"><text:soft-page-break/>La determinazione delle condizioni iniziali per il calcolo della risposta di un circuito dinamico <text:span text:style-name="T5">si ricava analizzando il circuito per </text:span><text:span text:style-name="T8">t</text:span><text:span text:style-name="T5"> &lt; 0 e imponendo la continuità delle variabili di stato in </text:span><text:span text:style-name="T8">t</text:span><text:span text:style-name="T5"> = 0.</text:span></text:p>
        </text:list-item>
        <text:list-item>
          <text:p text:style-name="P4">La frequenza libera della risposta di un circuito dinamico passivo del primo ordine dipende <text:span text:style-name="T5">solo dai valori di induttanze e capacità in gioco.</text:span></text:p>
        </text:list-item>
        <text:list-item>
          <text:p text:style-name="P4">La funzione di trasferimento <text:span text:style-name="T7">H(s)</text:span> per una data relazione ingresso-uscita si definisce come <text:span text:style-name="T5">il rapporto tra la </text:span><text:span text:style-name="T8">L-</text:span><text:span text:style-name="T5">trasformata della variabile d'uscita e la </text:span><text:span text:style-name="T8">L-</text:span><text:span text:style-name="T5">trasformata della variabile d'ingresso.</text:span></text:p>
        </text:list-item>
        <text:list-item>
          <text:p text:style-name="P4">La funzione di trasferimento <text:span text:style-name="T7">H(s)</text:span> per una data relazione ingresso-uscita si può direttamente determinare <text:span text:style-name="T5">dalla soluzione, nel dominio della variabile </text:span><text:span text:style-name="T8">s</text:span><text:span text:style-name="T5">, del circuito cui è applicata la funzione delta di Dirac </text:span><text:span text:style-name="T8">δ(t)</text:span><text:span text:style-name="T5"> come ingresso.</text:span></text:p>
        </text:list-item>
        <text:list-item>
          <text:p text:style-name="P4">La matrice di resistenza a vuoto di un doppio bipolo reciproco <text:span text:style-name="T5">è simmetrica.</text:span></text:p>
        </text:list-item>
        <text:list-item>
          <text:p text:style-name="P4">La potenza assorbita da un bipolo passivo in regime sinusoidale permanente è <text:span text:style-name="T5">sinusoidale in pulsazione doppia di quella delle variabili tensione e corrente.</text:span></text:p>
        </text:list-item>
        <text:list-item>
          <text:p text:style-name="P4">La potenza assorbita da un bipolo passivo in regime sinusoidale permanente <text:span text:style-name="T5">è data da un termine costante positivo più un termine sinusoidale.</text:span></text:p>
        </text:list-item>
        <text:list-item>
          <text:p text:style-name="P4">La potenza attiva assorbita da un carico trifase può essere misurata mediante almeno <text:span text:style-name="T5">due wattmetri.</text:span></text:p>
        </text:list-item>
        <text:list-item>
          <text:p text:style-name="P4">La potenza di un componente elettrico, secondo la convenzione degli utilizziatori è <text:span text:style-name="T5">assorbita se positiva.</text:span></text:p>
        </text:list-item>
        <text:list-item>
          <text:p text:style-name="P4">La potenza reattiva si misura in <text:span text:style-name="T5">voltampere reattivi (VAR).</text:span></text:p>
        </text:list-item>
        <text:list-item>
          <text:p text:style-name="P4">La pulsazione di risonanza di un circuito dipende <text:span text:style-name="T5">solo dai valori di induttanza e capacità.</text:span></text:p>
        </text:list-item>
        <text:list-item>
          <text:p text:style-name="P4">La relazione di definizione dell'induttore è <text:span text:style-name="T5">differenziale se su base corrente.</text:span></text:p>
        </text:list-item>
        <text:list-item>
          <text:p text:style-name="P4">La resistenza equivalente in parallelo è <text:span text:style-name="T5">l'inverso della somma delle conduttanze in parallelo.</text:span></text:p>
        </text:list-item>
        <text:list-item>
          <text:p text:style-name="P4">La resistenza equivalente serie è <text:span text:style-name="T5">la somma delle resistenze in serie.</text:span></text:p>
        </text:list-item>
        <text:list-item>
          <text:p text:style-name="P4">La risonanza parallelo per un certo valore della pulsazione funge da <text:span text:style-name="T5">circuito aperto.</text:span></text:p>
        </text:list-item>
        <text:list-item>
          <text:p text:style-name="P4">La risonanza parallelo si può verificare in una rete se<text:span text:style-name="T5"> una capacità e una induttanza sono collegati in parallelo</text:span></text:p>
        </text:list-item>
        <text:list-item>
          <text:p text:style-name="P4">La risonanza serie per un certo valore della pulsazione funge da <text:span text:style-name="T5">corto circuito.</text:span></text:p>
        </text:list-item>
        <text:list-item>
          <text:p text:style-name="P4">La risonanza serie si verifica quando <text:span text:style-name="T5">un condensatore ed un induttore sono collegati in serie.</text:span></text:p>
        </text:list-item>
        <text:list-item>
          <text:p text:style-name="P4">La risposta completa di un circuito passivo dinamico <text:span text:style-name="T5">si può suddividere in una componente transitoria ed in una di regime.</text:span></text:p>
        </text:list-item>
        <text:list-item>
          <text:p text:style-name="P4">La tensione e la corrente di un bipolo rifasato tendono a portarsi <text:span text:style-name="T5">in fase.</text:span></text:p>
        </text:list-item>
        <text:list-item>
          <text:p text:style-name="P4">La trasformata di Laplace dell'equazione risolvente un circuito dinamico è<text:span text:style-name="T5"> un equazione algebrica nel campo complesso nella quale figurano le condizioni iniziali.</text:span></text:p>
        </text:list-item>
        <text:list-item>
          <text:p text:style-name="P4">La variabile di stato del condensatore è <text:span text:style-name="T5">la tensione.</text:span></text:p>
        </text:list-item>
        <text:list-item>
          <text:p text:style-name="P4">La variabile di stato dell'induttore è <text:span text:style-name="T5">la corrente.</text:span></text:p>
        </text:list-item>
        <text:list-item>
          <text:p text:style-name="P4">Le grandezze elettromagnetiche oggetto di calcolo dei circuiti elettrici sono: <text:span text:style-name="T5">le variabili descrittive, ovvero le tensioni e le correnti di ciascun componente.</text:span></text:p>
        </text:list-item>
        <text:list-item>
          <text:p text:style-name="P4">Le matrici di trasmissione diretta e inversa, T' e T, di un doppio bipolo reciproco sono <text:span text:style-name="T5">a determinante unitario.</text:span></text:p>
        </text:list-item>
        <text:list-item>
          <text:p text:style-name="P4">Le operazioni tra fasori corrispondono ad operazioni <text:span text:style-name="T5">tra grandezze sinusoidali isofrequenziali.</text:span></text:p>
        </text:list-item>
        <text:list-item>
          <text:p text:style-name="P4">Le potenze elettriche si sommano tra loro <text:span text:style-name="T5">col segno positivo se assorbite con quello negativo se erogate.</text:span></text:p>
        </text:list-item>
        <text:list-item>
          <text:p text:style-name="P4">Le variabili descrittive di un componente a <text:span text:style-name="T7">n</text:span> terminali sono in numero di <text:span text:style-name="T5">2(</text:span><text:span text:style-name="T8">n</text:span><text:span text:style-name="T5">-1)</text:span></text:p>
        </text:list-item>
        <text:list-item>
          <text:p text:style-name="P4">Le variabili descrittive rispetto alle correnti d'anello sono date da: <text:span text:style-name="T5">le correnti descrittive sono date da opportune differenze tra correnti d'anello, le tensioni si ottengono tramite la legge di Ohm.</text:span></text:p>
        </text:list-item>
        <text:list-item>
          <text:p text:style-name="P4">Lo stato energetico di un circuito è legato <text:span text:style-name="T5">al valore di energia immagazzinata nei suoi componenti reattivi.</text:span></text:p>
        </text:list-item>
        <text:list-item>
          <text:p text:style-name="P4">Non disponendo di un condensatore di capacità sufficientemente elevata, per rifasare un carico <text:span text:style-name="T5">collego in parallelo al carico più condensatori tali che la loro capacità equivalente sia quella prescritta</text:span></text:p>
        </text:list-item>
        <text:list-item>
          <text:p text:style-name="P4">Per pulsazioni inferiori alla risonanza il collegamento serie di induttanza e capacità <text:span text:style-name="T5">ha reattanza prevalentemente capacitiva.</text:span></text:p>
        </text:list-item>
        <text:list-item>
          <text:p text:style-name="P4">Per pulsazioni superiori alla risonanza il collegamento serie di induttanza e capacità <text:span text:style-name="T5">ha reattanza prevalentemente induttiva.</text:span></text:p>
        </text:list-item>
        <text:list-item>
          <text:p text:style-name="P4">Per risposta libera di un circuito si intende <text:span text:style-name="T5">la risposta con ingresso nullo.</text:span></text:p>
        </text:list-item>
        <text:list-item>
          <text:p text:style-name="P4">Più bipoli sono collegati in serie se <text:span text:style-name="T5">percorsi dalla stessa corrente.</text:span></text:p>
        </text:list-item>
        <text:list-item>
          <text:p text:style-name="P4">Più condensatori in serie <text:span text:style-name="T5">possono essere sottoposti a tensioni differenti.</text:span></text:p>
        </text:list-item>
        <text:list-item>
          <text:p text:style-name="P4">Più corrente può essere erogata da generatori ideali di tensione... <text:span text:style-name="T5">La questione posta non ha senso.</text:span></text:p>
        </text:list-item>
        <text:list-item>
          <text:p text:style-name="P4">Più tensione può essere erogata da generatori ideali di tensione <text:span text:style-name="T5">collegati in serie.</text:span></text:p>
        </text:list-item>
        <text:list-item>
          <text:p text:style-name="P4">Resistori in serie costituiscono <text:span text:style-name="T5">un partitore di tensione.</text:span></text:p>
        </text:list-item>
        <text:list-item>
          <text:p text:style-name="P4">Rifasare un carico comporta il vantaggio di <text:span text:style-name="T5">assorbire meno corrente dalla linea a parità di potenza attiva prelevata.</text:span></text:p>
        </text:list-item>
        <text:list-item>
          <text:p text:style-name="P4">Se con <text:span text:style-name="T7">b</text:span> indico il numero dei bipoli e con <text:span text:style-name="T7">n</text:span> il numero dei nodi di una rete, le correnti d'anello incognite sono <text:span text:style-name="T8">b</text:span><text:span text:style-name="T5">-</text:span><text:span text:style-name="T8">n</text:span><text:span text:style-name="T5">+1</text:span></text:p>
        </text:list-item>
        <text:list-item>
          <text:p text:style-name="P4">Se il carico è equilibrato, qual è il sistema trifase che può essere considerato equivalente a tre sistemi monofase in parallelo? <text:span text:style-name="T5">il sistema stella-stella.</text:span></text:p>
        </text:list-item>
        <text:list-item>
          <text:p text:style-name="P4">Se la parte immaginaria dell'impedenza di un bipolo assegnato è negativa <text:span text:style-name="T5">la corrente in quel bipolo è sfasata in anticipo sulla tensione.</text:span></text:p>
        </text:list-item>
        <text:list-item>
          <text:p text:style-name="P4">Se la potenza reattiva assorbita da un carico è positiva lo si rifasa con <text:span text:style-name="T5">un condensatore.</text:span></text:p>
        </text:list-item>
        <text:list-item>
          <text:p text:style-name="P4">Un circuito contenente componenti con memoria fornisce una risposta completa che dipende <text:span text:style-name="T5">dall'ingresso e dallo stato iniziale dei componenti con memoria.</text:span></text:p>
        </text:list-item>
        <text:list-item>
          <text:p text:style-name="P4"><text:soft-page-break/>Un circuito è assolutamente stabile se <text:span text:style-name="T5">i poli della funzione di trasferimento sono tutti a parte reale negativa.</text:span></text:p>
        </text:list-item>
        <text:list-item>
          <text:p text:style-name="P4">Un circuito è lineare se: <text:span text:style-name="T5">più di una risposta è corretta </text:span>[tutti i componenti sono lineari / una qualunque risposta del circuito è data da una combinazione lineare dei segnali (generatori indipendenti)]<text:span text:style-name="T5">.</text:span></text:p>
        </text:list-item>
        <text:list-item>
          <text:p text:style-name="P4">Un circuito è solo stabile se <text:span text:style-name="T5">i poli della funzione di trasferimento sono tutti semplici a parte reale nulla.</text:span></text:p>
        </text:list-item>
        <text:list-item>
          <text:p text:style-name="P4">Un circuito non è stabile se <text:span text:style-name="T5">i poli della funzione di trasferimento sono multipli a parte reale non negativa o semplici a parte reale positiva.</text:span></text:p>
        </text:list-item>
        <text:list-item>
          <text:p text:style-name="P4">Un doppio bipolo lineare passivo qualsiasi in generale <text:span text:style-name="T5">è reciproco.</text:span></text:p>
        </text:list-item>
        <text:list-item>
          <text:p text:style-name="P4">Un partitore di tensione è costituito da <text:span text:style-name="T5">due o più resistori in serie.</text:span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justify" style:justify-single-word="false" fo:padding="0cm" fo:border-left="none" fo:border-right="none" fo:border-top="0.002cm solid #000000" fo:border-bottom="none" style:shadow="none"/>
    </style:style>
    <style:style style:name="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page-layout style:name="pm1">
      <style:page-layout-properties fo:page-width="21.001cm" fo:page-height="29.7cm" style:num-format="1" style:print-orientation="portrait" fo:margin-top="1.3cm" fo:margin-bottom="1.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a xlink:type="simple" xlink:href="http://www.yfede.it/"><text:span text:style-name="T1">www.yfede.it</text:span></text:a><text:span text:style-name="T2"><text:tab/></text:span><text:span text:style-name="T3">Elettrotecnica A – Quiz di Teoria – Ver. 2</text:span><text:span text:style-name="T2"><text:tab/></text:span><text:span text:style-name="T4"><text:page-number text:select-page="current">1</text:page-number></text:span><text:span text:style-name="T4">/</text:span><text:span text:style-name="T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10-14T16:48:43</meta:creation-date>
    <dc:date>2008-10-04T11:24:40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6" meta:word-count="1619" meta:character-count="10510"/>
  </office:meta>
</office:document-meta>
</file>

<file path=VersionList.xml><?xml version="1.0" encoding="utf-8"?>
<VL:version-list xmlns:dc="http://purl.org/dc/elements/1.1/" xmlns:VL="http://openoffice.org/2001/versions-list">
  <VL:version-entry VL:title="Version2" VL:comment="Aggiunto numero di versione nel piè di pagina e tolto dal nome del file" VL:creator="Federico Marverti" dc:date-time="2007-10-14T16:47:55"/>
</VL:version-list>
</file>